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un-x</text:p>
          </table:table-cell>
          <table:table-cell office:value-type="string" calcext:value-type="string">
            <text:p>Sun-y</text:p>
          </table:table-cell>
          <table:table-cell office:value-type="string" calcext:value-type="string">
            <text:p>Sun-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norm _pos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r dot s</text:p>
          </table:table-cell>
          <table:table-cell office:value-type="string" calcext:value-type="string">
            <text:p>rsx</text:p>
          </table:table-cell>
          <table:table-cell office:value-type="string" calcext:value-type="string">
            <text:p>rsy</text:p>
          </table:table-cell>
          <table:table-cell office:value-type="string" calcext:value-type="string">
            <text:p>rsz</text:p>
          </table:table-cell>
          <table:table-cell office:value-type="string" calcext:value-type="string">
            <text:p>norm_r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lx</text:p>
          </table:table-cell>
          <table:table-cell office:value-type="string" calcext:value-type="string">
            <text:p>dely</text:p>
          </table:table-cell>
          <table:table-cell office:value-type="string" calcext:value-type="string">
            <text:p>delz</text:p>
          </table:table-cell>
          <table:table-cell office:value-type="string" calcext:value-type="string">
            <text:p>norm_del</text:p>
          </table:table-cell>
          <table:table-cell office:value-type="string" calcext:value-type="string">
            <text:p>Del – k</text:p>
          </table:table-cell>
          <table:table-cell/>
          <table:table-cell office:value-type="string" calcext:value-type="string">
            <text:p>zeta -del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1182230406581" calcext:value-type="float">
            <text:p>0.971182230406581</text:p>
          </table:table-cell>
          <table:table-cell office:value-type="float" office:value="0.218653256934341" calcext:value-type="float">
            <text:p>0.218653256934341</text:p>
          </table:table-cell>
          <table:table-cell office:value-type="float" office:value="0.0948463419141915" calcext:value-type="float">
            <text:p>0.094846341914192</text:p>
          </table:table-cell>
          <table:table-cell office:value-type="float" office:value="-6430884.77654" calcext:value-type="float">
            <text:p>-6430884.77654</text:p>
          </table:table-cell>
          <table:table-cell office:value-type="float" office:value="2874776.14051" calcext:value-type="float">
            <text:p>2874776.14051</text:p>
          </table:table-cell>
          <table:table-cell office:value-type="float" office:value="9.00291823194" calcext:value-type="float">
            <text:p>9.00291823194</text:p>
          </table:table-cell>
          <table:table-cell table:formula="of:=SQRT([.E2]*[.E2]+[.F2]*[.F2]+[.G2]*[.G2])" office:value-type="float" office:value="7044190.29181215" calcext:value-type="float">
            <text:p>7044190.29181215</text:p>
          </table:table-cell>
          <table:table-cell table:formula="of:=ACOS(([.E2]*[.B2]+[.F2]*[.C2]+[.G2]*[.D2])/([.H2]))*180/PI()" office:value-type="float" office:value="142.881773662185" calcext:value-type="float">
            <text:p>142.881773662185</text:p>
          </table:table-cell>
          <table:table-cell table:formula="of:=[.E2]*[.B2]+[.F2]*[.C2]+[.G2]*[.D2]" office:value-type="float" office:value="-5616981.00079434" calcext:value-type="float">
            <text:p>-5616981.00079434</text:p>
          </table:table-cell>
          <table:table-cell table:formula="of:=[.J2]*[.B2]" office:value-type="float" office:value="-5455112.13650284" calcext:value-type="float">
            <text:p>-5455112.13650284</text:p>
          </table:table-cell>
          <table:table-cell table:formula="of:=[.J2]*[.C2]" office:value-type="float" office:value="-1228171.189962" calcext:value-type="float">
            <text:p>-1228171.189962</text:p>
          </table:table-cell>
          <table:table-cell table:formula="of:=[.J2]*[.D2]" office:value-type="float" office:value="-532750.100526858" calcext:value-type="float">
            <text:p>-532750.100526858</text:p>
          </table:table-cell>
          <table:table-cell table:formula="of:=SQRT([.K2]*[.K2]+[.L2]*[.L2]+[.M2]*[.M2])" office:value-type="float" office:value="5616981.00079434" calcext:value-type="float">
            <text:p>5616981.00079434</text:p>
          </table:table-cell>
          <table:table-cell table:formula="of:=(1383032833.70212 -[.N2])*TAN(0.0046065591338971)" office:value-type="float" office:value="6345192.45997943" calcext:value-type="float">
            <text:p>6345192.45997943</text:p>
          </table:table-cell>
          <table:table-cell table:formula="of:=(1357924794.80746 +[.N2])*TAN(0.00469173506360487)" office:value-type="float" office:value="6397423.70115457" calcext:value-type="float">
            <text:p>6397423.70115457</text:p>
          </table:table-cell>
          <table:table-cell table:formula="of:=[.E2]-[.K2]" office:value-type="float" office:value="-975772.640037164" calcext:value-type="float">
            <text:p>-975772.640037164</text:p>
          </table:table-cell>
          <table:table-cell table:formula="of:=[.F2]-[.L2]" office:value-type="float" office:value="4102947.330472" calcext:value-type="float">
            <text:p>4102947.330472</text:p>
          </table:table-cell>
          <table:table-cell table:formula="of:=[.G2]-[.M2]" office:value-type="float" office:value="532759.103445089" calcext:value-type="float">
            <text:p>532759.103445089</text:p>
          </table:table-cell>
          <table:table-cell table:formula="of:=SQRT([.Q2]*[.Q2]+[.R2]*[.R2]+[.S2]*[.S2])" office:value-type="float" office:value="4250898.88188086" calcext:value-type="float">
            <text:p>4250898.88188086</text:p>
          </table:table-cell>
          <table:table-cell table:formula="of:=[.T2]-[.P2]" office:value-type="float" office:value="-2146524.81927371" calcext:value-type="float">
            <text:p>-2146524.81927371</text:p>
          </table:table-cell>
          <table:table-cell/>
          <table:table-cell table:formula="of:=[.O2]-[.T2]" office:value-type="float" office:value="2094293.57809856" calcext:value-type="float">
            <text:p>2094293.5780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1182182953755" calcext:value-type="float">
            <text:p>0.971182182953755</text:p>
          </table:table-cell>
          <table:table-cell office:value-type="float" office:value="0.21865343432528" calcext:value-type="float">
            <text:p>0.21865343432528</text:p>
          </table:table-cell>
          <table:table-cell office:value-type="float" office:value="0.0948464188619668" calcext:value-type="float">
            <text:p>0.094846418861967</text:p>
          </table:table-cell>
          <table:table-cell office:value-type="float" office:value="-6430449.68459" calcext:value-type="float">
            <text:p>-6430449.68459</text:p>
          </table:table-cell>
          <table:table-cell office:value-type="float" office:value="2875747.5375" calcext:value-type="float">
            <text:p>2875747.5375</text:p>
          </table:table-cell>
          <table:table-cell office:value-type="float" office:value="7468.58655635" calcext:value-type="float">
            <text:p>7468.58655635</text:p>
          </table:table-cell>
          <table:table-cell table:formula="of:=SQRT([.E3]*[.E3]+[.F3]*[.F3]+[.G3]*[.G3])" office:value-type="float" office:value="7044193.55393264" calcext:value-type="float">
            <text:p>7044193.55393264</text:p>
          </table:table-cell>
          <table:table-cell table:formula="of:=ACOS(([.E3]*[.B3]+[.F3]*[.C3]+[.G3]*[.D3])/([.H3]))*180/PI()" office:value-type="float" office:value="142.863636954243" calcext:value-type="float">
            <text:p>142.863636954243</text:p>
          </table:table-cell>
          <table:table-cell table:formula="of:=[.E3]*[.B3]+[.F3]*[.C3]+[.G3]*[.D3]" office:value-type="float" office:value="-5615637.71803873" calcext:value-type="float">
            <text:p>-5615637.71803873</text:p>
          </table:table-cell>
          <table:table-cell table:formula="of:=[.J3]*[.B3]" office:value-type="float" office:value="-5453807.2976823" calcext:value-type="float">
            <text:p>-5453807.2976823</text:p>
          </table:table-cell>
          <table:table-cell table:formula="of:=[.J3]*[.C3]" office:value-type="float" office:value="-1227878.47297575" calcext:value-type="float">
            <text:p>-1227878.47297575</text:p>
          </table:table-cell>
          <table:table-cell table:formula="of:=[.J3]*[.D3]" office:value-type="float" office:value="-532623.127182161" calcext:value-type="float">
            <text:p>-532623.127182161</text:p>
          </table:table-cell>
          <table:table-cell table:formula="of:=SQRT([.K3]*[.K3]+[.L3]*[.L3]+[.M3]*[.M3])" office:value-type="float" office:value="5615637.71803873" calcext:value-type="float">
            <text:p>5615637.71803873</text:p>
          </table:table-cell>
          <table:table-cell table:formula="of:=(1383032833.70212 -[.N3])*TAN(0.0046065591338971)" office:value-type="float" office:value="6345198.64793464" calcext:value-type="float">
            <text:p>6345198.64793464</text:p>
          </table:table-cell>
          <table:table-cell table:formula="of:=(1357924794.80746 +[.N3])*TAN(0.00469173506360487)" office:value-type="float" office:value="6397417.39878152" calcext:value-type="float">
            <text:p>6397417.39878152</text:p>
          </table:table-cell>
          <table:table-cell table:formula="of:=[.E3]-[.K3]" office:value-type="float" office:value="-976642.386907703" calcext:value-type="float">
            <text:p>-976642.386907703</text:p>
          </table:table-cell>
          <table:table-cell table:formula="of:=[.F3]-[.L3]" office:value-type="float" office:value="4103626.01047575" calcext:value-type="float">
            <text:p>4103626.01047575</text:p>
          </table:table-cell>
          <table:table-cell table:formula="of:=[.G3]-[.M3]" office:value-type="float" office:value="540091.713738511" calcext:value-type="float">
            <text:p>540091.713738511</text:p>
          </table:table-cell>
          <table:table-cell table:formula="of:=SQRT([.Q3]*[.Q3]+[.R3]*[.R3]+[.S3]*[.S3])" office:value-type="float" office:value="4252678.66702939" calcext:value-type="float">
            <text:p>4252678.66702939</text:p>
          </table:table-cell>
          <table:table-cell table:formula="of:=[.T3]-[.P3]" office:value-type="float" office:value="-2144738.73175213" calcext:value-type="float">
            <text:p>-2144738.73175213</text:p>
          </table:table-cell>
          <table:table-cell/>
          <table:table-cell table:formula="of:=[.O3]-[.T3]" office:value-type="float" office:value="2092519.98090525" calcext:value-type="float">
            <text:p>2092519.9809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71153751792949" calcext:value-type="float">
            <text:p>0.971153751792949</text:p>
          </table:table-cell>
          <table:table-cell office:value-type="float" office:value="0.218759689940065" calcext:value-type="float">
            <text:p>0.218759689940065</text:p>
          </table:table-cell>
          <table:table-cell office:value-type="float" office:value="0.0948925099036074" calcext:value-type="float">
            <text:p>0.094892509903608</text:p>
          </table:table-cell>
          <table:table-cell office:value-type="float" office:value="-4913333.77461" calcext:value-type="float">
            <text:p>-4913333.77461</text:p>
          </table:table-cell>
          <table:table-cell office:value-type="float" office:value="2849044.35976" calcext:value-type="float">
            <text:p>2849044.35976</text:p>
          </table:table-cell>
          <table:table-cell office:value-type="float" office:value="4175019.45712" calcext:value-type="float">
            <text:p>4175019.45712</text:p>
          </table:table-cell>
          <table:table-cell table:formula="of:=SQRT([.E4]*[.E4]+[.F4]*[.F4]+[.G4]*[.G4])" office:value-type="float" office:value="7049020.50017832" calcext:value-type="float">
            <text:p>7049020.50017832</text:p>
          </table:table-cell>
          <table:table-cell table:formula="of:=ACOS(([.E4]*[.B4]+[.F4]*[.C4]+[.G4]*[.D4])/([.H4]))*180/PI()" office:value-type="float" office:value="122.160746539196" calcext:value-type="float">
            <text:p>122.160746539196</text:p>
          </table:table-cell>
          <table:table-cell table:formula="of:=[.E4]*[.B4]+[.F4]*[.C4]+[.G4]*[.D4]" office:value-type="float" office:value="-3752168.39307441" calcext:value-type="float">
            <text:p>-3752168.39307441</text:p>
          </table:table-cell>
          <table:table-cell table:formula="of:=[.J4]*[.B4]" office:value-type="float" office:value="-3643932.41229313" calcext:value-type="float">
            <text:p>-3643932.41229313</text:p>
          </table:table-cell>
          <table:table-cell table:formula="of:=[.J4]*[.C4]" office:value-type="float" office:value="-820823.194271871" calcext:value-type="float">
            <text:p>-820823.194271871</text:p>
          </table:table-cell>
          <table:table-cell table:formula="of:=[.J4]*[.D4]" office:value-type="float" office:value="-356052.676399816" calcext:value-type="float">
            <text:p>-356052.676399816</text:p>
          </table:table-cell>
          <table:table-cell table:formula="of:=SQRT([.K4]*[.K4]+[.L4]*[.L4]+[.M4]*[.M4])" office:value-type="float" office:value="3752168.39307441" calcext:value-type="float">
            <text:p>3752168.39307441</text:p>
          </table:table-cell>
          <table:table-cell table:formula="of:=(1383032833.70212 -[.N4])*TAN(0.0046065591338971)" office:value-type="float" office:value="6353782.8902947" calcext:value-type="float">
            <text:p>6353782.8902947</text:p>
          </table:table-cell>
          <table:table-cell table:formula="of:=(1357924794.80746 +[.N4])*TAN(0.00469173506360487)" office:value-type="float" office:value="6388674.43025837" calcext:value-type="float">
            <text:p>6388674.43025837</text:p>
          </table:table-cell>
          <table:table-cell table:formula="of:=[.E4]-[.K4]" office:value-type="float" office:value="-1269401.36231687" calcext:value-type="float">
            <text:p>-1269401.36231687</text:p>
          </table:table-cell>
          <table:table-cell table:formula="of:=[.F4]-[.L4]" office:value-type="float" office:value="3669867.55403187" calcext:value-type="float">
            <text:p>3669867.55403187</text:p>
          </table:table-cell>
          <table:table-cell table:formula="of:=[.G4]-[.M4]" office:value-type="float" office:value="4531072.13351982" calcext:value-type="float">
            <text:p>4531072.13351982</text:p>
          </table:table-cell>
          <table:table-cell table:formula="of:=SQRT([.Q4]*[.Q4]+[.R4]*[.R4]+[.S4]*[.S4])" office:value-type="float" office:value="5967404.99396074" calcext:value-type="float">
            <text:p>5967404.99396074</text:p>
          </table:table-cell>
          <table:table-cell table:formula="of:=[.T4]-[.P4]" office:value-type="float" office:value="-421269.436297624" calcext:value-type="float">
            <text:p>-421269.436297624</text:p>
          </table:table-cell>
          <table:table-cell/>
          <table:table-cell table:formula="of:=[.O4]-[.T4]" office:value-type="float" office:value="386377.896333955" calcext:value-type="float">
            <text:p>386377.896333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971049211642571" calcext:value-type="float">
            <text:p>0.971049211642571</text:p>
          </table:table-cell>
          <table:table-cell office:value-type="float" office:value="0.219149917574018" calcext:value-type="float">
            <text:p>0.219149917574018</text:p>
          </table:table-cell>
          <table:table-cell office:value-type="float" office:value="0.0950617809408342" calcext:value-type="float">
            <text:p>0.095061780940834</text:p>
          </table:table-cell>
          <table:table-cell office:value-type="float" office:value="6449443.40208" calcext:value-type="float">
            <text:p>6449443.40208</text:p>
          </table:table-cell>
          <table:table-cell office:value-type="float" office:value="-2698100.47555" calcext:value-type="float">
            <text:p>-2698100.47555</text:p>
          </table:table-cell>
          <table:table-cell office:value-type="float" office:value="1154640.98493" calcext:value-type="float">
            <text:p>1154640.98493</text:p>
          </table:table-cell>
          <table:table-cell table:formula="of:=SQRT([.E5]*[.E5]+[.F5]*[.F5]+[.G5]*[.G5])" office:value-type="float" office:value="7085778.8687537" calcext:value-type="float">
            <text:p>7085778.8687537</text:p>
          </table:table-cell>
          <table:table-cell table:formula="of:=ACOS(([.E5]*[.B5]+[.F5]*[.C5]+[.G5]*[.D5])/([.H5]))*180/PI()" office:value-type="float" office:value="35.3247578282219" calcext:value-type="float">
            <text:p>35.3247578282219</text:p>
          </table:table-cell>
          <table:table-cell table:formula="of:=[.E5]*[.B5]+[.F5]*[.C5]+[.G5]*[.D5]" office:value-type="float" office:value="5781200.66267469" calcext:value-type="float">
            <text:p>5781200.66267469</text:p>
          </table:table-cell>
          <table:table-cell table:formula="of:=[.J5]*[.B5]" office:value-type="float" office:value="5613830.34583776" calcext:value-type="float">
            <text:p>5613830.34583776</text:p>
          </table:table-cell>
          <table:table-cell table:formula="of:=[.J5]*[.C5]" office:value-type="float" office:value="1266949.64870402" calcext:value-type="float">
            <text:p>1266949.64870402</text:p>
          </table:table-cell>
          <table:table-cell table:formula="of:=[.J5]*[.D5]" office:value-type="float" office:value="549571.230970187" calcext:value-type="float">
            <text:p>549571.230970187</text:p>
          </table:table-cell>
          <table:table-cell table:formula="of:=SQRT([.K5]*[.K5]+[.L5]*[.L5]+[.M5]*[.M5])" office:value-type="float" office:value="5781200.66267468" calcext:value-type="float">
            <text:p>5781200.66267468</text:p>
          </table:table-cell>
          <table:table-cell table:formula="of:=(1383032833.70212 -[.N5])*TAN(0.0046065591338971)" office:value-type="float" office:value="6344435.967045" calcext:value-type="float">
            <text:p>6344435.967045</text:p>
          </table:table-cell>
          <table:table-cell table:formula="of:=(1357924794.80746 +[.N5])*TAN(0.00469173506360487)" office:value-type="float" office:value="6398194.18195373" calcext:value-type="float">
            <text:p>6398194.18195373</text:p>
          </table:table-cell>
          <table:table-cell table:formula="of:=[.E5]-[.K5]" office:value-type="float" office:value="835613.056242242" calcext:value-type="float">
            <text:p>835613.056242242</text:p>
          </table:table-cell>
          <table:table-cell table:formula="of:=[.F5]-[.L5]" office:value-type="float" office:value="-3965050.12425402" calcext:value-type="float">
            <text:p>-3965050.12425402</text:p>
          </table:table-cell>
          <table:table-cell table:formula="of:=[.G5]-[.M5]" office:value-type="float" office:value="605069.753959813" calcext:value-type="float">
            <text:p>605069.753959813</text:p>
          </table:table-cell>
          <table:table-cell table:formula="of:=SQRT([.Q5]*[.Q5]+[.R5]*[.R5]+[.S5]*[.S5])" office:value-type="float" office:value="4097069.81570565" calcext:value-type="float">
            <text:p>4097069.81570565</text:p>
          </table:table-cell>
          <table:table-cell table:formula="of:=[.T5]-[.P5]" office:value-type="float" office:value="-2301124.36624808" calcext:value-type="float">
            <text:p>-2301124.36624808</text:p>
          </table:table-cell>
          <table:table-cell/>
          <table:table-cell table:formula="of:=[.O5]-[.T5]" office:value-type="float" office:value="2247366.15133935" calcext:value-type="float">
            <text:p>2247366.15133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0.971002583776947" calcext:value-type="float">
            <text:p>0.971002583776947</text:p>
          </table:table-cell>
          <table:table-cell office:value-type="float" office:value="0.219323732715443" calcext:value-type="float">
            <text:p>0.219323732715443</text:p>
          </table:table-cell>
          <table:table-cell office:value-type="float" office:value="0.0951371776239869" calcext:value-type="float">
            <text:p>0.095137177623987</text:p>
          </table:table-cell>
          <table:table-cell office:value-type="float" office:value="3845976.75788" calcext:value-type="float">
            <text:p>3845976.75788</text:p>
          </table:table-cell>
          <table:table-cell office:value-type="float" office:value="-2554292.57208" calcext:value-type="float">
            <text:p>-2554292.57208</text:p>
          </table:table-cell>
          <table:table-cell office:value-type="float" office:value="-5359674.98093" calcext:value-type="float">
            <text:p>-5359674.98093</text:p>
          </table:table-cell>
          <table:table-cell table:formula="of:=SQRT([.E6]*[.E6]+[.F6]*[.F6]+[.G6]*[.G6])" office:value-type="float" office:value="7074041.53699589" calcext:value-type="float">
            <text:p>7074041.53699589</text:p>
          </table:table-cell>
          <table:table-cell table:formula="of:=ACOS(([.E6]*[.B6]+[.F6]*[.C6]+[.G6]*[.D6])/([.H6]))*180/PI()" office:value-type="float" office:value="67.8745945569051" calcext:value-type="float">
            <text:p>67.8745945569051</text:p>
          </table:table-cell>
          <table:table-cell table:formula="of:=[.E6]*[.B6]+[.F6]*[.C6]+[.G6]*[.D6]" office:value-type="float" office:value="2664332.03702408" calcext:value-type="float">
            <text:p>2664332.03702408</text:p>
          </table:table-cell>
          <table:table-cell table:formula="of:=[.J6]*[.B6]" office:value-type="float" office:value="2587073.29199007" calcext:value-type="float">
            <text:p>2587073.29199007</text:p>
          </table:table-cell>
          <table:table-cell table:formula="of:=[.J6]*[.C6]" office:value-type="float" office:value="584351.247553459" calcext:value-type="float">
            <text:p>584351.247553459</text:p>
          </table:table-cell>
          <table:table-cell table:formula="of:=[.J6]*[.D6]" office:value-type="float" office:value="253477.030255638" calcext:value-type="float">
            <text:p>253477.030255638</text:p>
          </table:table-cell>
          <table:table-cell table:formula="of:=SQRT([.K6]*[.K6]+[.L6]*[.L6]+[.M6]*[.M6])" office:value-type="float" office:value="2664332.03702408" calcext:value-type="float">
            <text:p>2664332.03702408</text:p>
          </table:table-cell>
          <table:table-cell table:formula="of:=(1383032833.70212 -[.N6])*TAN(0.0046065591338971)" office:value-type="float" office:value="6358794.10824356" calcext:value-type="float">
            <text:p>6358794.10824356</text:p>
          </table:table-cell>
          <table:table-cell table:formula="of:=(1357924794.80746 +[.N6])*TAN(0.00469173506360487)" office:value-type="float" office:value="6383570.55283367" calcext:value-type="float">
            <text:p>6383570.55283367</text:p>
          </table:table-cell>
          <table:table-cell table:formula="of:=[.E6]-[.K6]" office:value-type="float" office:value="1258903.46588993" calcext:value-type="float">
            <text:p>1258903.46588993</text:p>
          </table:table-cell>
          <table:table-cell table:formula="of:=[.F6]-[.L6]" office:value-type="float" office:value="-3138643.81963346" calcext:value-type="float">
            <text:p>-3138643.81963346</text:p>
          </table:table-cell>
          <table:table-cell table:formula="of:=[.G6]-[.M6]" office:value-type="float" office:value="-5613152.01118564" calcext:value-type="float">
            <text:p>-5613152.01118564</text:p>
          </table:table-cell>
          <table:table-cell table:formula="of:=SQRT([.Q6]*[.Q6]+[.R6]*[.R6]+[.S6]*[.S6])" office:value-type="float" office:value="6553121.27643235" calcext:value-type="float">
            <text:p>6553121.27643235</text:p>
          </table:table-cell>
          <table:table-cell table:formula="of:=[.T6]-[.P6]" office:value-type="float" office:value="169550.723598678" calcext:value-type="float">
            <text:p>169550.723598678</text:p>
          </table:table-cell>
          <table:table-cell/>
          <table:table-cell table:formula="of:=[.O6]-[.T6]" office:value-type="float" office:value="-194327.168188791" calcext:value-type="float">
            <text:p>-194327.168188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70896820670886" calcext:value-type="float">
            <text:p>0.970896820670886</text:p>
          </table:table-cell>
          <table:table-cell office:value-type="float" office:value="0.219717446327886" calcext:value-type="float">
            <text:p>0.219717446327886</text:p>
          </table:table-cell>
          <table:table-cell office:value-type="float" office:value="0.095307960791938" calcext:value-type="float">
            <text:p>0.095307960791938</text:p>
          </table:table-cell>
          <table:table-cell office:value-type="float" office:value="-6365405.04334" calcext:value-type="float">
            <text:p>-6365405.04334</text:p>
          </table:table-cell>
          <table:table-cell office:value-type="float" office:value="2941772.88602" calcext:value-type="float">
            <text:p>2941772.88602</text:p>
          </table:table-cell>
          <table:table-cell office:value-type="float" office:value="673766.785936" calcext:value-type="float">
            <text:p>673766.785936</text:p>
          </table:table-cell>
          <table:table-cell table:formula="of:=SQRT([.E7]*[.E7]+[.F7]*[.F7]+[.G7]*[.G7])" office:value-type="float" office:value="7044598.69407274" calcext:value-type="float">
            <text:p>7044598.69407274</text:p>
          </table:table-cell>
          <table:table-cell table:formula="of:=ACOS(([.E7]*[.B7]+[.F7]*[.C7]+[.G7]*[.D7])/([.H7]))*180/PI()" office:value-type="float" office:value="140.934082159708" calcext:value-type="float">
            <text:p>140.934082159708</text:p>
          </table:table-cell>
          <table:table-cell table:formula="of:=[.E7]*[.B7]+[.F7]*[.C7]+[.G7]*[.D7]" office:value-type="float" office:value="-5469577.3542514" calcext:value-type="float">
            <text:p>-5469577.3542514</text:p>
          </table:table-cell>
          <table:table-cell table:formula="of:=[.J7]*[.B7]" office:value-type="float" office:value="-5310395.26365617" calcext:value-type="float">
            <text:p>-5310395.26365617</text:p>
          </table:table-cell>
          <table:table-cell table:formula="of:=[.J7]*[.C7]" office:value-type="float" office:value="-1201761.56876895" calcext:value-type="float">
            <text:p>-1201761.56876895</text:p>
          </table:table-cell>
          <table:table-cell table:formula="of:=[.J7]*[.D7]" office:value-type="float" office:value="-521294.264027465" calcext:value-type="float">
            <text:p>-521294.264027465</text:p>
          </table:table-cell>
          <table:table-cell table:formula="of:=SQRT([.K7]*[.K7]+[.L7]*[.L7]+[.M7]*[.M7])" office:value-type="float" office:value="5469577.3542514" calcext:value-type="float">
            <text:p>5469577.3542514</text:p>
          </table:table-cell>
          <table:table-cell table:formula="of:=(1383032833.70212 -[.N7])*TAN(0.0046065591338971)" office:value-type="float" office:value="6345871.48839687" calcext:value-type="float">
            <text:p>6345871.48839687</text:p>
          </table:table-cell>
          <table:table-cell table:formula="of:=(1357924794.80746 +[.N7])*TAN(0.00469173506360487)" office:value-type="float" office:value="6396732.11722311" calcext:value-type="float">
            <text:p>6396732.11722311</text:p>
          </table:table-cell>
          <table:table-cell table:formula="of:=[.E7]-[.K7]" office:value-type="float" office:value="-1055009.77968384" calcext:value-type="float">
            <text:p>-1055009.77968384</text:p>
          </table:table-cell>
          <table:table-cell table:formula="of:=[.F7]-[.L7]" office:value-type="float" office:value="4143534.45478895" calcext:value-type="float">
            <text:p>4143534.45478895</text:p>
          </table:table-cell>
          <table:table-cell table:formula="of:=[.G7]-[.M7]" office:value-type="float" office:value="1195061.04996346" calcext:value-type="float">
            <text:p>1195061.04996346</text:p>
          </table:table-cell>
          <table:table-cell table:formula="of:=SQRT([.Q7]*[.Q7]+[.R7]*[.R7]+[.S7]*[.S7])" office:value-type="float" office:value="4439605.19938333" calcext:value-type="float">
            <text:p>4439605.19938333</text:p>
          </table:table-cell>
          <table:table-cell table:formula="of:=[.T7]-[.P7]" office:value-type="float" office:value="-1957126.91783977" calcext:value-type="float">
            <text:p>-1957126.91783977</text:p>
          </table:table-cell>
          <table:table-cell/>
          <table:table-cell table:formula="of:=[.O7]-[.T7]" office:value-type="float" office:value="1906266.28901354" calcext:value-type="float">
            <text:p>1906266.2890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970858661346959" calcext:value-type="float">
            <text:p>0.970858661346959</text:p>
          </table:table-cell>
          <table:table-cell office:value-type="float" office:value="0.219859314589895" calcext:value-type="float">
            <text:p>0.219859314589895</text:p>
          </table:table-cell>
          <table:table-cell office:value-type="float" office:value="0.0953694997137631" calcext:value-type="float">
            <text:p>0.095369499713763</text:p>
          </table:table-cell>
          <table:table-cell office:value-type="float" office:value="-3410816.21186" calcext:value-type="float">
            <text:p>-3410816.21186</text:p>
          </table:table-cell>
          <table:table-cell office:value-type="float" office:value="2408321.94305" calcext:value-type="float">
            <text:p>2408321.94305</text:p>
          </table:table-cell>
          <table:table-cell office:value-type="float" office:value="5684777.14251" calcext:value-type="float">
            <text:p>5684777.14251</text:p>
          </table:table-cell>
          <table:table-cell table:formula="of:=SQRT([.E8]*[.E8]+[.F8]*[.F8]+[.G8]*[.G8])" office:value-type="float" office:value="7053394.42910059" calcext:value-type="float">
            <text:p>7053394.42910059</text:p>
          </table:table-cell>
          <table:table-cell table:formula="of:=ACOS(([.E8]*[.B8]+[.F8]*[.C8]+[.G8]*[.D8])/([.H8]))*180/PI()" office:value-type="float" office:value="108.514555641155" calcext:value-type="float">
            <text:p>108.514555641155</text:p>
          </table:table-cell>
          <table:table-cell table:formula="of:=[.E8]*[.B8]+[.F8]*[.C8]+[.G8]*[.D8]" office:value-type="float" office:value="-2239774.09777071" calcext:value-type="float">
            <text:p>-2239774.09777071</text:p>
          </table:table-cell>
          <table:table-cell table:formula="of:=[.J8]*[.B8]" office:value-type="float" office:value="-2174504.08228127" calcext:value-type="float">
            <text:p>-2174504.08228127</text:p>
          </table:table-cell>
          <table:table-cell table:formula="of:=[.J8]*[.C8]" office:value-type="float" office:value="-492435.197972069" calcext:value-type="float">
            <text:p>-492435.197972069</text:p>
          </table:table-cell>
          <table:table-cell table:formula="of:=[.J8]*[.D8]" office:value-type="float" office:value="-213606.135176238" calcext:value-type="float">
            <text:p>-213606.135176238</text:p>
          </table:table-cell>
          <table:table-cell table:formula="of:=SQRT([.K8]*[.K8]+[.L8]*[.L8]+[.M8]*[.M8])" office:value-type="float" office:value="2239774.09777071" calcext:value-type="float">
            <text:p>2239774.09777071</text:p>
          </table:table-cell>
          <table:table-cell table:formula="of:=(1383032833.70212 -[.N8])*TAN(0.0046065591338971)" office:value-type="float" office:value="6360749.87333055" calcext:value-type="float">
            <text:p>6360749.87333055</text:p>
          </table:table-cell>
          <table:table-cell table:formula="of:=(1357924794.80746 +[.N8])*TAN(0.00469173506360487)" office:value-type="float" office:value="6381578.62484783" calcext:value-type="float">
            <text:p>6381578.62484783</text:p>
          </table:table-cell>
          <table:table-cell table:formula="of:=[.E8]-[.K8]" office:value-type="float" office:value="-1236312.12957873" calcext:value-type="float">
            <text:p>-1236312.12957873</text:p>
          </table:table-cell>
          <table:table-cell table:formula="of:=[.F8]-[.L8]" office:value-type="float" office:value="2900757.14102207" calcext:value-type="float">
            <text:p>2900757.14102207</text:p>
          </table:table-cell>
          <table:table-cell table:formula="of:=[.G8]-[.M8]" office:value-type="float" office:value="5898383.27768624" calcext:value-type="float">
            <text:p>5898383.27768624</text:p>
          </table:table-cell>
          <table:table-cell table:formula="of:=SQRT([.Q8]*[.Q8]+[.R8]*[.R8]+[.S8]*[.S8])" office:value-type="float" office:value="6688332.00158475" calcext:value-type="float">
            <text:p>6688332.00158475</text:p>
          </table:table-cell>
          <table:table-cell table:formula="of:=[.T8]-[.P8]" office:value-type="float" office:value="306753.376736918" calcext:value-type="float">
            <text:p>306753.376736918</text:p>
          </table:table-cell>
          <table:table-cell/>
          <table:table-cell table:formula="of:=[.O8]-[.T8]" office:value-type="float" office:value="-327582.128254206" calcext:value-type="float">
            <text:p>-327582.128254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970849117667428" calcext:value-type="float">
            <text:p>0.970849117667428</text:p>
          </table:table-cell>
          <table:table-cell office:value-type="float" office:value="0.219894780784009" calcext:value-type="float">
            <text:p>0.219894780784009</text:p>
          </table:table-cell>
          <table:table-cell office:value-type="float" office:value="0.095384884066233" calcext:value-type="float">
            <text:p>0.095384884066233</text:p>
          </table:table-cell>
          <table:table-cell office:value-type="float" office:value="-2175772.73335" calcext:value-type="float">
            <text:p>-2175772.73335</text:p>
          </table:table-cell>
          <table:table-cell office:value-type="float" office:value="1972610.26992" calcext:value-type="float">
            <text:p>1972610.26992</text:p>
          </table:table-cell>
          <table:table-cell office:value-type="float" office:value="6416855.36357" calcext:value-type="float">
            <text:p>6416855.36357</text:p>
          </table:table-cell>
          <table:table-cell table:formula="of:=SQRT([.E9]*[.E9]+[.F9]*[.F9]+[.G9]*[.G9])" office:value-type="float" office:value="7056997.30913653" calcext:value-type="float">
            <text:p>7056997.30913653</text:p>
          </table:table-cell>
          <table:table-cell table:formula="of:=ACOS(([.E9]*[.B9]+[.F9]*[.C9]+[.G9]*[.D9])/([.H9]))*180/PI()" office:value-type="float" office:value="98.6922968693803" calcext:value-type="float">
            <text:p>98.6922968693803</text:p>
          </table:table-cell>
          <table:table-cell table:formula="of:=[.E9]*[.B9]+[.F9]*[.C9]+[.G9]*[.D9]" office:value-type="float" office:value="-1066509.33061744" calcext:value-type="float">
            <text:p>-1066509.33061744</text:p>
          </table:table-cell>
          <table:table-cell table:formula="of:=[.J9]*[.B9]" office:value-type="float" office:value="-1035419.64261402" calcext:value-type="float">
            <text:p>-1035419.64261402</text:p>
          </table:table-cell>
          <table:table-cell table:formula="of:=[.J9]*[.C9]" office:value-type="float" office:value="-234519.835460223" calcext:value-type="float">
            <text:p>-234519.835460223</text:p>
          </table:table-cell>
          <table:table-cell table:formula="of:=[.J9]*[.D9]" office:value-type="float" office:value="-101728.8688565" calcext:value-type="float">
            <text:p>-101728.8688565</text:p>
          </table:table-cell>
          <table:table-cell table:formula="of:=SQRT([.K9]*[.K9]+[.L9]*[.L9]+[.M9]*[.M9])" office:value-type="float" office:value="1066509.33061744" calcext:value-type="float">
            <text:p>1066509.33061744</text:p>
          </table:table-cell>
          <table:table-cell table:formula="of:=(1383032833.70212 -[.N9])*TAN(0.0046065591338971)" office:value-type="float" office:value="6366154.62509052" calcext:value-type="float">
            <text:p>6366154.62509052</text:p>
          </table:table-cell>
          <table:table-cell table:formula="of:=(1357924794.80746 +[.N9])*TAN(0.00469173506360487)" office:value-type="float" office:value="6376073.93701041" calcext:value-type="float">
            <text:p>6376073.93701041</text:p>
          </table:table-cell>
          <table:table-cell table:formula="of:=[.E9]-[.K9]" office:value-type="float" office:value="-1140353.09073598" calcext:value-type="float">
            <text:p>-1140353.09073598</text:p>
          </table:table-cell>
          <table:table-cell table:formula="of:=[.F9]-[.L9]" office:value-type="float" office:value="2207130.10538022" calcext:value-type="float">
            <text:p>2207130.10538022</text:p>
          </table:table-cell>
          <table:table-cell table:formula="of:=[.G9]-[.M9]" office:value-type="float" office:value="6518584.2324265" calcext:value-type="float">
            <text:p>6518584.2324265</text:p>
          </table:table-cell>
          <table:table-cell table:formula="of:=SQRT([.Q9]*[.Q9]+[.R9]*[.R9]+[.S9]*[.S9])" office:value-type="float" office:value="6975942.14919148" calcext:value-type="float">
            <text:p>6975942.14919148</text:p>
          </table:table-cell>
          <table:table-cell table:formula="of:=[.T9]-[.P9]" office:value-type="float" office:value="599868.212181072" calcext:value-type="float">
            <text:p>599868.212181072</text:p>
          </table:table-cell>
          <table:table-cell/>
          <table:table-cell table:formula="of:=[.O9]-[.T9]" office:value-type="float" office:value="-609787.524100961" calcext:value-type="float">
            <text:p>-609787.524100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970753596208224" calcext:value-type="float">
            <text:p>0.970753596208224</text:p>
          </table:table-cell>
          <table:table-cell office:value-type="float" office:value="0.220249423539158" calcext:value-type="float">
            <text:p>0.220249423539158</text:p>
          </table:table-cell>
          <table:table-cell office:value-type="float" office:value="0.0955387192685244" calcext:value-type="float">
            <text:p>0.095538719268524</text:p>
          </table:table-cell>
          <table:table-cell office:value-type="float" office:value="6350808.33985" calcext:value-type="float">
            <text:p>6350808.33985</text:p>
          </table:table-cell>
          <table:table-cell office:value-type="float" office:value="-2980215.23557" calcext:value-type="float">
            <text:p>-2980215.23557</text:p>
          </table:table-cell>
          <table:table-cell office:value-type="float" office:value="-990441.406114" calcext:value-type="float">
            <text:p>-990441.406114</text:p>
          </table:table-cell>
          <table:table-cell table:formula="of:=SQRT([.E10]*[.E10]+[.F10]*[.F10]+[.G10]*[.G10])" office:value-type="float" office:value="7084872.87103847" calcext:value-type="float">
            <text:p>7084872.87103847</text:p>
          </table:table-cell>
          <table:table-cell table:formula="of:=ACOS(([.E10]*[.B10]+[.F10]*[.C10]+[.G10]*[.D10])/([.H10]))*180/PI()" office:value-type="float" office:value="40.1667100215783" calcext:value-type="float">
            <text:p>40.1667100215783</text:p>
          </table:table-cell>
          <table:table-cell table:formula="of:=[.E10]*[.B10]+[.F10]*[.C10]+[.G10]*[.D10]" office:value-type="float" office:value="5414053.84363101" calcext:value-type="float">
            <text:p>5414053.84363101</text:p>
          </table:table-cell>
          <table:table-cell table:formula="of:=[.J10]*[.B10]" office:value-type="float" office:value="5255712.23876976" calcext:value-type="float">
            <text:p>5255712.23876976</text:p>
          </table:table-cell>
          <table:table-cell table:formula="of:=[.J10]*[.C10]" office:value-type="float" office:value="1192442.23806969" calcext:value-type="float">
            <text:p>1192442.23806969</text:p>
          </table:table-cell>
          <table:table-cell table:formula="of:=[.J10]*[.D10]" office:value-type="float" office:value="517251.770271339" calcext:value-type="float">
            <text:p>517251.770271339</text:p>
          </table:table-cell>
          <table:table-cell table:formula="of:=SQRT([.K10]*[.K10]+[.L10]*[.L10]+[.M10]*[.M10])" office:value-type="float" office:value="5414053.84363101" calcext:value-type="float">
            <text:p>5414053.84363101</text:p>
          </table:table-cell>
          <table:table-cell table:formula="of:=(1383032833.70212 -[.N10])*TAN(0.0046065591338971)" office:value-type="float" office:value="6346127.26254107" calcext:value-type="float">
            <text:p>6346127.26254107</text:p>
          </table:table-cell>
          <table:table-cell table:formula="of:=(1357924794.80746 +[.N10])*TAN(0.00469173506360487)" office:value-type="float" office:value="6396471.61371004" calcext:value-type="float">
            <text:p>6396471.61371004</text:p>
          </table:table-cell>
          <table:table-cell table:formula="of:=[.E10]-[.K10]" office:value-type="float" office:value="1095096.10108024" calcext:value-type="float">
            <text:p>1095096.10108024</text:p>
          </table:table-cell>
          <table:table-cell table:formula="of:=[.F10]-[.L10]" office:value-type="float" office:value="-4172657.47363969" calcext:value-type="float">
            <text:p>-4172657.47363969</text:p>
          </table:table-cell>
          <table:table-cell table:formula="of:=[.G10]-[.M10]" office:value-type="float" office:value="-1507693.17638534" calcext:value-type="float">
            <text:p>-1507693.17638534</text:p>
          </table:table-cell>
          <table:table-cell table:formula="of:=SQRT([.Q10]*[.Q10]+[.R10]*[.R10]+[.S10]*[.S10])" office:value-type="float" office:value="4569840.76057812" calcext:value-type="float">
            <text:p>4569840.76057812</text:p>
          </table:table-cell>
          <table:table-cell table:formula="of:=[.T10]-[.P10]" office:value-type="float" office:value="-1826630.85313192" calcext:value-type="float">
            <text:p>-1826630.85313192</text:p>
          </table:table-cell>
          <table:table-cell/>
          <table:table-cell table:formula="of:=[.O10]-[.T10]" office:value-type="float" office:value="1776286.50196295" calcext:value-type="float">
            <text:p>1776286.50196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970681854100523" calcext:value-type="float">
            <text:p>0.970681854100523</text:p>
          </table:table-cell>
          <table:table-cell office:value-type="float" office:value="0.22051538269038" calcext:value-type="float">
            <text:p>0.22051538269038</text:p>
          </table:table-cell>
          <table:table-cell office:value-type="float" office:value="0.0956540857302263" calcext:value-type="float">
            <text:p>0.095654085730226</text:p>
          </table:table-cell>
          <table:table-cell office:value-type="float" office:value="-1438403.39954" calcext:value-type="float">
            <text:p>-1438403.39954</text:p>
          </table:table-cell>
          <table:table-cell office:value-type="float" office:value="-438403.747403" calcext:value-type="float">
            <text:p>-438403.747403</text:p>
          </table:table-cell>
          <table:table-cell office:value-type="float" office:value="-6893304.15293" calcext:value-type="float">
            <text:p>-6893304.15293</text:p>
          </table:table-cell>
          <table:table-cell table:formula="of:=SQRT([.E11]*[.E11]+[.F11]*[.F11]+[.G11]*[.G11])" office:value-type="float" office:value="7055412.41390942" calcext:value-type="float">
            <text:p>7055412.41390942</text:p>
          </table:table-cell>
          <table:table-cell table:formula="of:=ACOS(([.E11]*[.B11]+[.F11]*[.C11]+[.G11]*[.D11])/([.H11]))*180/PI()" office:value-type="float" office:value="107.761393746798" calcext:value-type="float">
            <text:p>107.761393746798</text:p>
          </table:table-cell>
          <table:table-cell table:formula="of:=[.E11]*[.B11]+[.F11]*[.C11]+[.G11]*[.D11]" office:value-type="float" office:value="-2152279.55535034" calcext:value-type="float">
            <text:p>-2152279.55535034</text:p>
          </table:table-cell>
          <table:table-cell table:formula="of:=[.J11]*[.B11]" office:value-type="float" office:value="-2089178.70933012" calcext:value-type="float">
            <text:p>-2089178.70933012</text:p>
          </table:table-cell>
          <table:table-cell table:formula="of:=[.J11]*[.C11]" office:value-type="float" office:value="-474610.749804763" calcext:value-type="float">
            <text:p>-474610.749804763</text:p>
          </table:table-cell>
          <table:table-cell table:formula="of:=[.J11]*[.D11]" office:value-type="float" office:value="-205874.333102895" calcext:value-type="float">
            <text:p>-205874.333102895</text:p>
          </table:table-cell>
          <table:table-cell table:formula="of:=SQRT([.K11]*[.K11]+[.L11]*[.L11]+[.M11]*[.M11])" office:value-type="float" office:value="2152279.55535034" calcext:value-type="float">
            <text:p>2152279.55535034</text:p>
          </table:table-cell>
          <table:table-cell table:formula="of:=(1383032833.70212 -[.N11])*TAN(0.0046065591338971)" office:value-type="float" office:value="6361152.92496507" calcext:value-type="float">
            <text:p>6361152.92496507</text:p>
          </table:table-cell>
          <table:table-cell table:formula="of:=(1357924794.80746 +[.N11])*TAN(0.00469173506360487)" office:value-type="float" office:value="6381168.12062322" calcext:value-type="float">
            <text:p>6381168.12062322</text:p>
          </table:table-cell>
          <table:table-cell table:formula="of:=[.E11]-[.K11]" office:value-type="float" office:value="650775.309790122" calcext:value-type="float">
            <text:p>650775.309790122</text:p>
          </table:table-cell>
          <table:table-cell table:formula="of:=[.F11]-[.L11]" office:value-type="float" office:value="36207.002401763" calcext:value-type="float">
            <text:p>36207.002401763</text:p>
          </table:table-cell>
          <table:table-cell table:formula="of:=[.G11]-[.M11]" office:value-type="float" office:value="-6687429.81982711" calcext:value-type="float">
            <text:p>-6687429.81982711</text:p>
          </table:table-cell>
          <table:table-cell table:formula="of:=SQRT([.Q11]*[.Q11]+[.R11]*[.R11]+[.S11]*[.S11])" office:value-type="float" office:value="6719117.28175421" calcext:value-type="float">
            <text:p>6719117.28175421</text:p>
          </table:table-cell>
          <table:table-cell table:formula="of:=[.T11]-[.P11]" office:value-type="float" office:value="337949.161130991" calcext:value-type="float">
            <text:p>337949.161130991</text:p>
          </table:table-cell>
          <table:table-cell/>
          <table:table-cell table:formula="of:=[.O11]-[.T11]" office:value-type="float" office:value="-357964.356789142" calcext:value-type="float">
            <text:p>-357964.356789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970610025417106" calcext:value-type="float">
            <text:p>0.970610025417106</text:p>
          </table:table-cell>
          <table:table-cell office:value-type="float" office:value="0.2207813221737" calcext:value-type="float">
            <text:p>0.2207813221737</text:p>
          </table:table-cell>
          <table:table-cell office:value-type="float" office:value="0.0957694436604809" calcext:value-type="float">
            <text:p>0.095769443660481</text:p>
          </table:table-cell>
          <table:table-cell office:value-type="float" office:value="-6240654.00153" calcext:value-type="float">
            <text:p>-6240654.00153</text:p>
          </table:table-cell>
          <table:table-cell office:value-type="float" office:value="2981541.7444" calcext:value-type="float">
            <text:p>2981541.7444</text:p>
          </table:table-cell>
          <table:table-cell office:value-type="float" office:value="1341211.00535" calcext:value-type="float">
            <text:p>1341211.00535</text:p>
          </table:table-cell>
          <table:table-cell table:formula="of:=SQRT([.E12]*[.E12]+[.F12]*[.F12]+[.G12]*[.G12])" office:value-type="float" office:value="7045154.39868312" calcext:value-type="float">
            <text:p>7045154.39868312</text:p>
          </table:table-cell>
          <table:table-cell table:formula="of:=ACOS(([.E12]*[.B12]+[.F12]*[.C12]+[.G12]*[.D12])/([.H12]))*180/PI()" office:value-type="float" office:value="138.426619517402" calcext:value-type="float">
            <text:p>138.426619517402</text:p>
          </table:table-cell>
          <table:table-cell table:formula="of:=[.E12]*[.B12]+[.F12]*[.C12]+[.G12]*[.D12]" office:value-type="float" office:value="-5270525.578786" calcext:value-type="float">
            <text:p>-5270525.578786</text:p>
          </table:table-cell>
          <table:table-cell table:formula="of:=[.J12]*[.B12]" office:value-type="float" office:value="-5115624.96598699" calcext:value-type="float">
            <text:p>-5115624.96598699</text:p>
          </table:table-cell>
          <table:table-cell table:formula="of:=[.J12]*[.C12]" office:value-type="float" office:value="-1163633.60583468" calcext:value-type="float">
            <text:p>-1163633.60583468</text:p>
          </table:table-cell>
          <table:table-cell table:formula="of:=[.J12]*[.D12]" office:value-type="float" office:value="-504755.302478669" calcext:value-type="float">
            <text:p>-504755.302478669</text:p>
          </table:table-cell>
          <table:table-cell table:formula="of:=SQRT([.K12]*[.K12]+[.L12]*[.L12]+[.M12]*[.M12])" office:value-type="float" office:value="5270525.578786" calcext:value-type="float">
            <text:p>5270525.578786</text:p>
          </table:table-cell>
          <table:table-cell table:formula="of:=(1383032833.70212 -[.N12])*TAN(0.0046065591338971)" office:value-type="float" office:value="6346788.43865728" calcext:value-type="float">
            <text:p>6346788.43865728</text:p>
          </table:table-cell>
          <table:table-cell table:formula="of:=(1357924794.80746 +[.N12])*TAN(0.00469173506360487)" office:value-type="float" office:value="6395798.21217618" calcext:value-type="float">
            <text:p>6395798.21217618</text:p>
          </table:table-cell>
          <table:table-cell table:formula="of:=[.E12]-[.K12]" office:value-type="float" office:value="-1125029.03554301" calcext:value-type="float">
            <text:p>-1125029.03554301</text:p>
          </table:table-cell>
          <table:table-cell table:formula="of:=[.F12]-[.L12]" office:value-type="float" office:value="4145175.35023468" calcext:value-type="float">
            <text:p>4145175.35023468</text:p>
          </table:table-cell>
          <table:table-cell table:formula="of:=[.G12]-[.M12]" office:value-type="float" office:value="1845966.30782867" calcext:value-type="float">
            <text:p>1845966.30782867</text:p>
          </table:table-cell>
          <table:table-cell table:formula="of:=SQRT([.Q12]*[.Q12]+[.R12]*[.R12]+[.S12]*[.S12])" office:value-type="float" office:value="4675014.5052873" calcext:value-type="float">
            <text:p>4675014.5052873</text:p>
          </table:table-cell>
          <table:table-cell table:formula="of:=[.T12]-[.P12]" office:value-type="float" office:value="-1720783.70688888" calcext:value-type="float">
            <text:p>-1720783.70688888</text:p>
          </table:table-cell>
          <table:table-cell/>
          <table:table-cell table:formula="of:=[.O12]-[.T12]" office:value-type="float" office:value="1671773.93336998" calcext:value-type="float">
            <text:p>1671773.93336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0.970865341006685" calcext:value-type="float">
            <text:p>0.970865341006685</text:p>
          </table:table-cell>
          <table:table-cell office:value-type="float" office:value="0.219834488046588" calcext:value-type="float">
            <text:p>0.219834488046588</text:p>
          </table:table-cell>
          <table:table-cell office:value-type="float" office:value="0.0953587305770574" calcext:value-type="float">
            <text:p>0.095358730577057</text:p>
          </table:table-cell>
          <table:table-cell office:value-type="float" office:value="-4186834.19188" calcext:value-type="float">
            <text:p>-4186834.19188</text:p>
          </table:table-cell>
          <table:table-cell office:value-type="float" office:value="2649645.58091" calcext:value-type="float">
            <text:p>2649645.58091</text:p>
          </table:table-cell>
          <table:table-cell office:value-type="float" office:value="5016859.89931" calcext:value-type="float">
            <text:p>5016859.89931</text:p>
          </table:table-cell>
          <table:table-cell table:formula="of:=SQRT([.E13]*[.E13]+[.F13]*[.F13]+[.G13]*[.G13])" office:value-type="float" office:value="7051176.17876877" calcext:value-type="float">
            <text:p>7051176.17876877</text:p>
          </table:table-cell>
          <table:table-cell table:formula="of:=ACOS(([.E13]*[.B13]+[.F13]*[.C13]+[.G13]*[.D13])/([.H13]))*180/PI()" office:value-type="float" office:value="115.215470039111" calcext:value-type="float">
            <text:p>115.215470039111</text:p>
          </table:table-cell>
          <table:table-cell table:formula="of:=[.E13]*[.B13]+[.F13]*[.C13]+[.G13]*[.D13]" office:value-type="float" office:value="-3003967.33417263" calcext:value-type="float">
            <text:p>-3003967.33417263</text:p>
          </table:table-cell>
          <table:table-cell table:formula="of:=[.J13]*[.B13]" office:value-type="float" office:value="-2916447.77026445" calcext:value-type="float">
            <text:p>-2916447.77026445</text:p>
          </table:table-cell>
          <table:table-cell table:formula="of:=[.J13]*[.C13]" office:value-type="float" office:value="-660375.621016512" calcext:value-type="float">
            <text:p>-660375.621016512</text:p>
          </table:table-cell>
          <table:table-cell table:formula="of:=[.J13]*[.D13]" office:value-type="float" office:value="-286454.511681649" calcext:value-type="float">
            <text:p>-286454.511681649</text:p>
          </table:table-cell>
          <table:table-cell table:formula="of:=SQRT([.K13]*[.K13]+[.L13]*[.L13]+[.M13]*[.M13])" office:value-type="float" office:value="3003967.33417263" calcext:value-type="float">
            <text:p>3003967.33417263</text:p>
          </table:table-cell>
          <table:table-cell table:formula="of:=(1383032833.70212 -[.N13])*TAN(0.0046065591338971)" office:value-type="float" office:value="6357229.5470964" calcext:value-type="float">
            <text:p>6357229.5470964</text:p>
          </table:table-cell>
          <table:table-cell table:formula="of:=(1357924794.80746 +[.N13])*TAN(0.00469173506360487)" office:value-type="float" office:value="6385164.04335833" calcext:value-type="float">
            <text:p>6385164.04335833</text:p>
          </table:table-cell>
          <table:table-cell table:formula="of:=[.E13]-[.K13]" office:value-type="float" office:value="-1270386.42161555" calcext:value-type="float">
            <text:p>-1270386.42161555</text:p>
          </table:table-cell>
          <table:table-cell table:formula="of:=[.F13]-[.L13]" office:value-type="float" office:value="3310021.20192651" calcext:value-type="float">
            <text:p>3310021.20192651</text:p>
          </table:table-cell>
          <table:table-cell table:formula="of:=[.G13]-[.M13]" office:value-type="float" office:value="5303314.41099165" calcext:value-type="float">
            <text:p>5303314.41099165</text:p>
          </table:table-cell>
          <table:table-cell table:formula="of:=SQRT([.Q13]*[.Q13]+[.R13]*[.R13]+[.S13]*[.S13])" office:value-type="float" office:value="6379284.11024779" calcext:value-type="float">
            <text:p>6379284.11024779</text:p>
          </table:table-cell>
          <table:table-cell table:formula="of:=[.T13]-[.P13]" office:value-type="float" office:value="-5879.93311054446" calcext:value-type="float">
            <text:p>-5879.93311054446</text:p>
          </table:table-cell>
          <table:table-cell/>
          <table:table-cell table:formula="of:=[.O13]-[.T13]" office:value-type="float" office:value="-22054.5631513828" calcext:value-type="float">
            <text:p>-22054.563151382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_umbra</text:p>
          </table:table-cell>
          <table:table-cell office:value-type="string" calcext:value-type="string">
            <text:p>r_penumbr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table:number-columns-repeated="20"/>
        </table:table-row>
        <table:table-row table:style-name="ro1">
          <table:table-cell office:value-type="float" office:value="1383032833.70212" calcext:value-type="float">
            <text:p>1383032833.70212</text:p>
          </table:table-cell>
          <table:table-cell office:value-type="float" office:value="1357924794.80746" calcext:value-type="float">
            <text:p>1357924794.80746</text:p>
          </table:table-cell>
          <table:table-cell office:value-type="float" office:value="0.0046065591338971" calcext:value-type="float">
            <text:p>0.004606559133897</text:p>
          </table:table-cell>
          <table:table-cell office:value-type="float" office:value="0.00469173506360487" calcext:value-type="float">
            <text:p>0.004691735063605</text:p>
          </table:table-cell>
          <table:table-cell table:number-columns-repeated="20"/>
        </table:table-row>
        <table:table-row table:style-name="ro1">
          <table:table-cell table:number-columns-repeated="14"/>
          <table:table-cell table:formula="of:=TAN(0.785)" office:value-type="float" office:value="0.999203990105043" calcext:value-type="float">
            <text:p>0.99920399010504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13:44:25.7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1:49:54.133000000</meta:creation-date>
    <dc:date>2018-09-19T14:49:22.037000000</dc:date>
    <meta:editing-duration>PT1M44S</meta:editing-duration>
    <meta:editing-cycles>2</meta:editing-cycles>
    <meta:generator>LibreOffice/6.1.1.2$Windows_X86_64 LibreOffice_project/5d19a1bfa650b796764388cd8b33a5af1f5baa1b</meta:generator>
    <meta:document-statistic meta:table-count="1" meta:cell-count="308" meta:object-count="0"/>
  </office:meta>
</office:document-meta>
</file>